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7.1pt"/>
    </style:style>
    <style:style style:name="co2" style:family="table-column">
      <style:table-column-properties fo:break-before="auto" style:column-width="112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terqual_categori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aracteristic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.alpha.-Endosulfa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.alpha.-Hexachlorocyclohexa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1,1-Dichloroetha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1,1-Dichloroethyl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1,1-Dichloroprope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1,1,1-Trichloroetha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1,1,1,2-Tetrachloroetha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1,1,2-Trichloroetha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1,1,2,2-Tetrachloroetha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1,2-Dibromo-3-chloropropa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1,2-Dichloroetha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1,2-Dichloroethane-d4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1,2-Dichloropropa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1,2,3-Trichlorobenz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1,2,3-Trichloropropa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1,2,4-Trichlorobenze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1,2,4-Trimethylbenze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1,3-Dichloropropa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1,3,5-Trimethylbenze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1rs Cis-Permethri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2-Chloro-4-isopropylamino-6-amino-s-triazine</text:p>
          </table:table-cell>
          <table:table-cell office:value-type="string" calcext:value-type="string">
            <text:p>Pollutant</text:p>
          </table:table-cell>
        </table:table-row>
        <table:table-row table:style-name="ro1">
          <table:table-cell office:value-type="string" calcext:value-type="string">
            <text:p>2-Chloronaphthal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2-Methylnaphthale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2,2-Dichloropropa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2,4-Dichloropheno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2,4-Dimethylpheno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2,4-Dinitrophenol</text:p>
          </table:table-cell>
          <table:table-cell office:value-type="string" calcext:value-type="string">
            <text:p>Antiseptic</text:p>
          </table:table-cell>
        </table:table-row>
        <table:table-row table:style-name="ro1">
          <table:table-cell office:value-type="string" calcext:value-type="string">
            <text:p>2,4-Dinitrotolu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2,4,5-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2,4,6-Trichloropheno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2,6-Dinitrotolu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3-Hydroxycarbofura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3,3'-Dichlorobenzidi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4,6-Dinitro-o-creso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5-Amino-1-[2,6-dichloro-4-(trifluoromethyl)phenyl]-4-[(trifluoromethyl)thio]pyrazole-3-carbonitril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Acenaphth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Acenaphthyl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Acetochlor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Acetochlor OA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Aceto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Alachlor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Aldicarb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Aldicarb sulfo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Aldicarb sulfoxid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Alkalinity, total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Alpha particle</text:p>
          </table:table-cell>
          <table:table-cell office:value-type="string" calcext:value-type="string">
            <text:p>Radiation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Ammonia and ammonium</text:p>
          </table:table-cell>
          <table:table-cell office:value-type="string" calcext:value-type="string">
            <text:p>Nutrient</text:p>
          </table:table-cell>
        </table:table-row>
        <table:table-row table:style-name="ro1">
          <table:table-cell office:value-type="string" calcext:value-type="string">
            <text:p>Ammonia-nitrogen</text:p>
          </table:table-cell>
          <table:table-cell office:value-type="string" calcext:value-type="string">
            <text:p>Nutrient</text:p>
          </table:table-cell>
        </table:table-row>
        <table:table-row table:style-name="ro1">
          <table:table-cell office:value-type="string" calcext:value-type="string">
            <text:p>Anili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Anthrac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Antimony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Arsenic</text:p>
          </table:table-cell>
          <table:table-cell office:value-type="string" calcext:value-type="string">
            <text:p>Carcinogen</text:p>
          </table:table-cell>
        </table:table-row>
        <table:table-row table:style-name="ro1">
          <table:table-cell office:value-type="string" calcext:value-type="string">
            <text:p>Atrazi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Azinphos-methy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Azoxystrobi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Barium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Barometric pressure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Bentazo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Benz[a]anthracene</text:p>
          </table:table-cell>
          <table:table-cell office:value-type="string" calcext:value-type="string">
            <text:p>Carcinogen</text:p>
          </table:table-cell>
        </table:table-row>
        <table:table-row table:style-name="ro1">
          <table:table-cell office:value-type="string" calcext:value-type="string">
            <text:p>Benz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Benzidine</text:p>
          </table:table-cell>
          <table:table-cell office:value-type="string" calcext:value-type="string">
            <text:p>Carcinogen</text:p>
          </table:table-cell>
        </table:table-row>
        <table:table-row table:style-name="ro1">
          <table:table-cell office:value-type="string" calcext:value-type="string">
            <text:p>Benzo(b)fluoranthene</text:p>
          </table:table-cell>
          <table:table-cell office:value-type="string" calcext:value-type="string">
            <text:p>Carcinogen</text:p>
          </table:table-cell>
        </table:table-row>
        <table:table-row table:style-name="ro1">
          <table:table-cell office:value-type="string" calcext:value-type="string">
            <text:p>Benzo[a]pyrene</text:p>
          </table:table-cell>
          <table:table-cell office:value-type="string" calcext:value-type="string">
            <text:p>Carcinogen</text:p>
          </table:table-cell>
        </table:table-row>
        <table:table-row table:style-name="ro1">
          <table:table-cell office:value-type="string" calcext:value-type="string">
            <text:p>Benzo[ghi]perylene</text:p>
          </table:table-cell>
          <table:table-cell office:value-type="string" calcext:value-type="string">
            <text:p>Carcinogen</text:p>
          </table:table-cell>
        </table:table-row>
        <table:table-row table:style-name="ro1">
          <table:table-cell office:value-type="string" calcext:value-type="string">
            <text:p>Benzo[k]fluoranthene</text:p>
          </table:table-cell>
          <table:table-cell office:value-type="string" calcext:value-type="string">
            <text:p>Carcinogen</text:p>
          </table:table-cell>
        </table:table-row>
        <table:table-row table:style-name="ro1">
          <table:table-cell office:value-type="string" calcext:value-type="string">
            <text:p>Benzoic acid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Benzyl alcohol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Beryllium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Beta particle</text:p>
          </table:table-cell>
          <table:table-cell office:value-type="string" calcext:value-type="string">
            <text:p>Radiation</text:p>
          </table:table-cell>
        </table:table-row>
        <table:table-row table:style-name="ro1">
          <table:table-cell office:value-type="string" calcext:value-type="string">
            <text:p>Bicarbonate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Biochemical oxygen demand, standard conditions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Bis(2-chloro-1-methylethyl) ether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Bis(2-chloroethoxy)metha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Bis(2-chloroethyl) ether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Boron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string" calcext:value-type="string">
            <text:p>Bromaci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Bromide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string" calcext:value-type="string">
            <text:p>Bromobenz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Bromoxyni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Butachlor ESA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Butyl benzyl phthalat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C1-C3 Fluorenes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C1-C4 Chrysenes</text:p>
          </table:table-cell>
          <table:table-cell office:value-type="string" calcext:value-type="string">
            <text:p>Carcinogen</text:p>
          </table:table-cell>
        </table:table-row>
        <table:table-row table:style-name="ro1">
          <table:table-cell office:value-type="string" calcext:value-type="string">
            <text:p>C1-C4 Fluoranthenes</text:p>
          </table:table-cell>
          <table:table-cell office:value-type="string" calcext:value-type="string">
            <text:p>Carcinogen</text:p>
          </table:table-cell>
        </table:table-row>
        <table:table-row table:style-name="ro1">
          <table:table-cell office:value-type="string" calcext:value-type="string">
            <text:p>C1-C4 Phenanthrenes</text:p>
          </table:table-cell>
          <table:table-cell office:value-type="string" calcext:value-type="string">
            <text:p>Pollutant</text:p>
          </table:table-cell>
        </table:table-row>
        <table:table-row table:style-name="ro1">
          <table:table-cell office:value-type="string" calcext:value-type="string">
            <text:p>Cadmium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Caffeine</text:p>
          </table:table-cell>
          <table:table-cell office:value-type="string" calcext:value-type="string">
            <text:p>Pollutant</text:p>
          </table:table-cell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Calcium carbonate</text:p>
          </table:table-cell>
          <table:table-cell office:value-type="string" calcext:value-type="string">
            <text:p>Natural</text:p>
          </table:table-cell>
        </table:table-row>
        <table:table-row table:style-name="ro1">
          <table:table-cell office:value-type="string" calcext:value-type="string">
            <text:p>Carbary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Carbazol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Carbofura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Carbon dioxide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Carbon disulfid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Carbon tetrachlorid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Carbonaceous biochemical oxygen demand, standard conditions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Carbonate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CFC-11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CFC-113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CFC-12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Chemical oxygen demand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Chloride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string" calcext:value-type="string">
            <text:p>Chlorimuron-ethy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Chlorine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string" calcext:value-type="string">
            <text:p>Chlorobenze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Chlorodibromomethane</text:p>
          </table:table-cell>
          <table:table-cell office:value-type="string" calcext:value-type="string">
            <text:p>Natural</text:p>
          </table:table-cell>
        </table:table-row>
        <table:table-row table:style-name="ro1">
          <table:table-cell office:value-type="string" calcext:value-type="string">
            <text:p>Chloroetha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Chloroform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Chlorometha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Chlorophyll a, uncorrected for pheophytin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Chlorpyrifo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Chlorthal-dimethy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Chlorthal-Monomethy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cis-1,2-Dichloroethyl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cis-1,3-Dichloroprope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Cumene</text:p>
          </table:table-cell>
          <table:table-cell office:value-type="string" calcext:value-type="string">
            <text:p>Pollutant</text:p>
          </table:table-cell>
        </table:table-row>
        <table:table-row table:style-name="ro1">
          <table:table-cell office:value-type="string" calcext:value-type="string">
            <text:p>Cyanazi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Cyanid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Cyanides amenable to chlorination (HCN &amp; CN)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Depth, data-logger (ported)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Depth, Secchi disk depth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Desisopropyl atrazi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Deuterium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string" calcext:value-type="string">
            <text:p>Di-n-octyl phthalate</text:p>
          </table:table-cell>
          <table:table-cell office:value-type="string" calcext:value-type="string">
            <text:p>Pollutant</text:p>
          </table:table-cell>
        </table:table-row>
        <table:table-row table:style-name="ro1">
          <table:table-cell office:value-type="string" calcext:value-type="string">
            <text:p>Di(2-ethylhexyl) phthalat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Diazino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Diazinon-D10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Dibenz[a,h]anthracene</text:p>
          </table:table-cell>
          <table:table-cell office:value-type="string" calcext:value-type="string">
            <text:p>Carcinogen</text:p>
          </table:table-cell>
        </table:table-row>
        <table:table-row table:style-name="ro1">
          <table:table-cell office:value-type="string" calcext:value-type="string">
            <text:p>Dibenzofuran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Dibromomethane</text:p>
          </table:table-cell>
          <table:table-cell office:value-type="string" calcext:value-type="string">
            <text:p>Natural</text:p>
          </table:table-cell>
        </table:table-row>
        <table:table-row table:style-name="ro1">
          <table:table-cell office:value-type="string" calcext:value-type="string">
            <text:p>Dibutyl phthalat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Dicamba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Dichlorobromometha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Dichlorprop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Dichlorvo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Diethyl phthalat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Dimethenamid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Dimethenamid ESA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Dimethyl phthalat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Dissolved oxygen (DO)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Dissolved oxygen saturation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Disulfoto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Disulfoton sulfo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Diuro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Endosulfan sulfat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Escherichia coli</text:p>
          </table:table-cell>
          <table:table-cell office:value-type="string" calcext:value-type="string">
            <text:p>Organism</text:p>
          </table:table-cell>
        </table:table-row>
        <table:table-row table:style-name="ro1">
          <table:table-cell office:value-type="string" calcext:value-type="string">
            <text:p>Ethoprop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Ethylbenz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Ethylene dibromid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Fecal Coliform</text:p>
          </table:table-cell>
          <table:table-cell office:value-type="string" calcext:value-type="string">
            <text:p>Organism</text:p>
          </table:table-cell>
        </table:table-row>
        <table:table-row table:style-name="ro1">
          <table:table-cell office:value-type="string" calcext:value-type="string">
            <text:p>Fecal Streptococcus Group Bacteria</text:p>
          </table:table-cell>
          <table:table-cell office:value-type="string" calcext:value-type="string">
            <text:p>Organism</text:p>
          </table:table-cell>
        </table:table-row>
        <table:table-row table:style-name="ro1">
          <table:table-cell office:value-type="string" calcext:value-type="string">
            <text:p>Fiproni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Fipronil Sulfo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Flow rate, instantaneous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Fluoranthene</text:p>
          </table:table-cell>
          <table:table-cell office:value-type="string" calcext:value-type="string">
            <text:p>Pollutant</text:p>
          </table:table-cell>
        </table:table-row>
        <table:table-row table:style-name="ro1">
          <table:table-cell office:value-type="string" calcext:value-type="string">
            <text:p>Fluoride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string" calcext:value-type="string">
            <text:p>Fonofo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Gage height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Gross-Uranium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Halon 1011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Hardness, Ca, Mg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Hardness, non-carbonate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Height, gage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Heptachlor epoxid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Hexachlorobenzene</text:p>
          </table:table-cell>
          <table:table-cell office:value-type="string" calcext:value-type="string">
            <text:p>Pollutant</text:p>
          </table:table-cell>
        </table:table-row>
        <table:table-row table:style-name="ro1">
          <table:table-cell office:value-type="string" calcext:value-type="string">
            <text:p>Hexachlorobutadie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Hexachlorocyclopentadie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Hexachloroetha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Hexazino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Hydrogen ion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Hydroxide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Imazaqui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Imazethapyr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Imidacloprid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Indeno[1,2,3-cd]pyrene</text:p>
          </table:table-cell>
          <table:table-cell office:value-type="string" calcext:value-type="string">
            <text:p>Carcinogen</text:p>
          </table:table-cell>
        </table:table-row>
        <table:table-row table:style-name="ro1">
          <table:table-cell office:value-type="string" calcext:value-type="string">
            <text:p>Inorganic nitrogen (nitrate and nitrite)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Isophoro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Kjeldahl nitrogen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Linuro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m-Cresol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m-Dichlorobenz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m-Nitroanili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m,p-Xyl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Magnesium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Malathio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anganese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MBA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Metalaxy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ethiocarb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ethomy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ethoxychlor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ethyl bromid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ethyl isobutyl keto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Methyl parathio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ethyl tert-butyl ether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Methylene chloride</text:p>
          </table:table-cell>
          <table:table-cell office:value-type="string" calcext:value-type="string">
            <text:p>Carcinogen</text:p>
          </table:table-cell>
        </table:table-row>
        <table:table-row table:style-name="ro1">
          <table:table-cell office:value-type="string" calcext:value-type="string">
            <text:p>Metolachlor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etolachlor ESA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etribuzi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olinat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olybdenum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n-Butylbenz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N-Nitrosodi-n-propylami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N-Nitrosodimethylamine</text:p>
          </table:table-cell>
          <table:table-cell office:value-type="string" calcext:value-type="string">
            <text:p>Carcinogen</text:p>
          </table:table-cell>
        </table:table-row>
        <table:table-row table:style-name="ro1">
          <table:table-cell office:value-type="string" calcext:value-type="string">
            <text:p>N-Nitrosodiphenylami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n-Propylbenze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N,N-Diethyl-m-toluamid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Naphthalene</text:p>
          </table:table-cell>
          <table:table-cell office:value-type="string" calcext:value-type="string">
            <text:p>Carcinogen</text:p>
          </table:table-cell>
        </table:table-row>
        <table:table-row table:style-name="ro1">
          <table:table-cell office:value-type="string" calcext:value-type="string">
            <text:p>Neburo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Nitrate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Nitrite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Nitrobenz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Nitrogen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string" calcext:value-type="string">
            <text:p>Nitrogen, mixed forms (NH3), (NH4), organic, (NO2) and (NO3)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o-Chloropheno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o-Chlorotolue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o-Creso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o-Dichlorobenze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o-Nitroanili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o-Nitropheno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o-Xyl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Oil and Grease</text:p>
          </table:table-cell>
          <table:table-cell office:value-type="string" calcext:value-type="string">
            <text:p>Pollutant</text:p>
          </table:table-cell>
        </table:table-row>
        <table:table-row table:style-name="ro1">
          <table:table-cell office:value-type="string" calcext:value-type="string">
            <text:p>Organic carbon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Organic Nitrogen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Orthophosphate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Oryzali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Oxamy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Oxygen-18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p-Bromofluorobenz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p-Bromophenyl phenyl ether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-Chloro-m-creso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-Chloroanili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-Chlorophenyl phenyl ether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-Chlorotolue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-Cresol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p-Cyme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-Dichlorobenzene</text:p>
          </table:table-cell>
          <table:table-cell office:value-type="string" calcext:value-type="string">
            <text:p>Carcinogen</text:p>
          </table:table-cell>
        </table:table-row>
        <table:table-row table:style-name="ro1">
          <table:table-cell office:value-type="string" calcext:value-type="string">
            <text:p>p-Nitroanili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-Nitropheno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,p'-DDD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,p'-DD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,p'-DD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endimethali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etroleum phenols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Phenanthrene</text:p>
          </table:table-cell>
          <table:table-cell office:value-type="string" calcext:value-type="string">
            <text:p>Pollutant</text:p>
          </table:table-cell>
        </table:table-row>
        <table:table-row table:style-name="ro1">
          <table:table-cell office:value-type="string" calcext:value-type="string">
            <text:p>Phenol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Phorat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hosphate-phosphorus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Phosphorus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string" calcext:value-type="string">
            <text:p>Potassium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Prometo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ronamid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ropachlor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ropani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ropargit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ropazi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ropiconazol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ropoxur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yre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Radium-226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S-Ethyl dipropylthiocarbamat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Salinity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sec-Butylbenze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Selenium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string" calcext:value-type="string">
            <text:p>Silica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Silvex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Simazi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Sodium adsorption ratio [(Na)/(sq root of 1/2 Ca + Mg)]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Sodium plus potassium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Sodium, percent total cations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Specific conductance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Stream flow, instantaneous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Strontium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Styr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Sulfate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string" calcext:value-type="string">
            <text:p>Sulfide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Sulfometuron methy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Tebuconazol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Tebuthiuro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Temperature, air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Temperature, air, deg C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Temperature, water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Terbacil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Terbufo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Terbuthylazi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tert-Butylbenze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Tetrachloroeth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Thallium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Thiobencarb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Toluene-d8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Total Coliform</text:p>
          </table:table-cell>
          <table:table-cell office:value-type="string" calcext:value-type="string">
            <text:p>Organism</text:p>
          </table:table-cell>
        </table:table-row>
        <table:table-row table:style-name="ro1">
          <table:table-cell office:value-type="string" calcext:value-type="string">
            <text:p>Total dissolved solids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Total fixed solids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Total suspended solids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Total volatile solids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trans-1,2-Dichloroethyle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trans-1,3-Dichloropropene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Tribromomethan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Trichloroethene (TCE)</text:p>
          </table:table-cell>
          <table:table-cell office:value-type="string" calcext:value-type="string">
            <text:p>Solvent</text:p>
          </table:table-cell>
        </table:table-row>
        <table:table-row table:style-name="ro1">
          <table:table-cell office:value-type="string" calcext:value-type="string">
            <text:p>Triclopyr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Triclosa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Triflurali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Trihalomethanes</text:p>
          </table:table-cell>
          <table:table-cell office:value-type="string" calcext:value-type="string">
            <text:p>Carcinogen</text:p>
          </table:table-cell>
        </table:table-row>
        <table:table-row table:style-name="ro1">
          <table:table-cell office:value-type="string" calcext:value-type="string">
            <text:p>Tritium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string" calcext:value-type="string">
            <text:p>Turbidity</text:p>
          </table:table-cell>
          <table:table-cell office:value-type="string" calcext:value-type="string">
            <text:p>Physical Characteristic</text:p>
          </table:table-cell>
        </table:table-row>
        <table:table-row table:style-name="ro1">
          <table:table-cell office:value-type="string" calcext:value-type="string">
            <text:p>Vanadium</text:p>
          </table:table-cell>
          <table:table-cell office:value-type="string" calcext:value-type="string">
            <text:p>Non-metal</text:p>
          </table:table-cell>
        </table:table-row>
        <table:table-row table:style-name="ro1">
          <table:table-cell office:value-type="string" calcext:value-type="string">
            <text:p>Vinyl chloride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Me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7:17:55.127910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8T08:49:37.910158959</dc:date>
    <meta:editing-duration>P1DT2H12M7S</meta:editing-duration>
    <meta:editing-cycles>8</meta:editing-cycles>
    <meta:generator>LibreOffice/6.0.7.3$Linux_X86_64 LibreOffice_project/00m0$Build-3</meta:generator>
    <meta:document-statistic meta:table-count="1" meta:cell-count="668" meta:object-count="0"/>
  </office:meta>
</office:document-meta>
</file>